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5000001DFF745A7258D598528.png" manifest:media-type="image/png"/>
  <manifest:file-entry manifest:full-path="Pictures/1000000100000345000001DF5DEE51A0E43738F8.png" manifest:media-type="image/png"/>
  <manifest:file-entry manifest:full-path="Pictures/1000000100000345000001DFA4E4D04C21B48B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624" officeooo:paragraph-rsid="001e26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4</text:p>
      <text:p text:style-name="P1"><draw:frame draw:style-name="fr1" draw:name="Image1" text:anchor-type="char" svg:x="0.351cm" svg:y="1.402cm" svg:width="4.5cm" svg:height="4.09cm" draw:z-index="0"><draw:image xlink:href="Pictures/1000000100000345000001DFA4E4D04C21B48B5F.png" xlink:type="simple" xlink:show="embed" xlink:actuate="onLoad" draw:mime-type="image/png"/></draw:frame><draw:frame draw:style-name="fr1" draw:name="Image2" text:anchor-type="char" svg:x="5.754cm" svg:y="1.642cm" svg:width="5.782cm" svg:height="3.309cm" draw:z-index="1"><draw:image xlink:href="Pictures/1000000100000345000001DF5DEE51A0E43738F8.png" xlink:type="simple" xlink:show="embed" xlink:actuate="onLoad" draw:mime-type="image/png"/></draw:frame><draw:frame draw:style-name="fr1" draw:name="Image3" text:anchor-type="char" svg:x="12.305cm" svg:y="2.355cm" svg:width="4.907cm" svg:height="2.808cm" draw:z-index="2"><draw:image xlink:href="Pictures/1000000100000345000001DFF745A7258D5985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2:43:01.546781757</meta:creation-date>
    <dc:date>2025-01-09T12:45:01.818936681</dc:date>
    <meta:editing-duration>PT2M1S</meta:editing-duration>
    <meta:editing-cycles>1</meta:editing-cycles>
    <meta:document-statistic meta:table-count="0" meta:image-count="3" meta:object-count="0" meta:page-count="1" meta:paragraph-count="1" meta:word-count="1" meta:character-count="2" meta:non-whitespace-character-count="2"/>
    <meta:generator>LibreOffice/7.3.7.2$Linux_X86_64 LibreOffice_project/30$Build-2</meta:generator>
  </office:meta>
</office:document-meta>
</file>